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7c6da" draw:textarea-horizontal-align="justify" draw:textarea-vertical-align="middle" draw:auto-grow-height="false" fo:min-height="2.55cm" fo:min-width="1.55cm"/>
    </style:style>
    <style:style style:name="gr2" style:family="graphic" style:parent-style-name="Arrow_20_Line" style:list-style-name="L1">
      <style:graphic-properties draw:textarea-vertical-align="middle"/>
    </style:style>
    <style:style style:name="gr3" style:family="graphic" style:parent-style-name="standard">
      <style:graphic-properties draw:fill="solid" draw:fill-color="#06d6a0" draw:textarea-horizontal-align="justify" draw:textarea-vertical-align="middle" draw:auto-grow-height="false" fo:min-height="0.25cm" fo:min-width="0.49cm"/>
    </style:style>
    <style:style style:name="gr4" style:family="graphic" style:parent-style-name="standard">
      <style:graphic-properties draw:fill-color="#ef476f" draw:textarea-horizontal-align="justify" draw:textarea-vertical-align="middle" draw:auto-grow-height="false" fo:min-height="0.75cm" fo:min-width="3.5cm"/>
    </style:style>
    <style:style style:name="gr5" style:family="graphic" style:parent-style-name="objectwithoutfill">
      <style:graphic-properties draw:marker-end="Symmetric_20_Arrow" draw:marker-end-width="0.3cm" draw:fill="solid" draw:textarea-vertical-align="middle"/>
    </style:style>
    <style:style style:name="gr6" style:family="graphic" style:parent-style-name="Arrow_20_Line" style:list-style-name="L1">
      <style:graphic-properties draw:textarea-vertical-align="middle"/>
    </style:style>
    <style:style style:name="gr7" style:family="graphic" style:parent-style-name="standard">
      <style:graphic-properties draw:fill-color="#a7c6da" draw:textarea-horizontal-align="justify" draw:textarea-vertical-align="middle" draw:auto-grow-height="false" fo:min-height="0.05cm" fo:min-width="0cm"/>
    </style:style>
    <style:style style:name="gr8" style:family="graphic" style:parent-style-name="standard">
      <style:graphic-properties draw:fill-color="#a7c6da" draw:textarea-horizontal-align="justify" draw:textarea-vertical-align="middle" draw:auto-grow-height="false" fo:min-height="0.05cm" fo:min-width="0.1cm"/>
    </style:style>
    <style:style style:name="gr9" style:family="graphic" style:parent-style-name="objectwithoutfill">
      <style:graphic-properties draw:marker-start="Square" draw:marker-end="" draw:marker-end-width="0.3cm" draw:fill="solid" draw:textarea-vertical-align="middle"/>
    </style:style>
    <style:style style:name="gr10" style:family="graphic" style:parent-style-name="objectwithoutfill">
      <style:graphic-properties draw:marker-start="Circle" draw:marker-end="Symmetric_20_Arrow" draw:marker-end-width="0.3cm" draw:fill="solid" draw:textarea-vertical-align="middle"/>
    </style:style>
    <style:style style:name="gr11" style:family="graphic" style:parent-style-name="Arrow_20_Line" style:list-style-name="L1">
      <style:graphic-properties draw:textarea-vertical-align="middle"/>
    </style:style>
    <style:style style:name="gr12" style:family="graphic" style:parent-style-name="Arrow_20_Line" style:list-style-name="L1">
      <style:graphic-properties draw:textarea-vertical-align="middle"/>
    </style:style>
    <style:style style:name="gr13" style:family="graphic" style:parent-style-name="standard">
      <style:graphic-properties draw:fill-color="#ffd166" draw:textarea-horizontal-align="justify" draw:textarea-vertical-align="middle" draw:auto-grow-height="false" fo:min-height="1.75cm" fo:min-width="1.55cm"/>
    </style:style>
    <style:style style:name="gr14" style:family="graphic" style:parent-style-name="standard">
      <style:graphic-properties draw:fill-color="#ffd166" draw:textarea-horizontal-align="justify" draw:textarea-vertical-align="middle" draw:auto-grow-height="false" fo:min-height="0.082cm" fo:min-width="0cm"/>
    </style:style>
    <style:style style:name="gr15" style:family="graphic" style:parent-style-name="standard">
      <style:graphic-properties draw:fill-color="#ffd166" draw:textarea-horizontal-align="justify" draw:textarea-vertical-align="middle" draw:auto-grow-height="false" fo:min-height="0.082cm" fo:min-width="0.11cm"/>
    </style:style>
    <style:style style:name="gr16" style:family="graphic" style:parent-style-name="objectwithoutfill">
      <style:graphic-properties draw:marker-start="" draw:marker-end="" draw:marker-end-width="0.3cm" draw:fill="solid" draw:textarea-vertical-align="middle"/>
    </style:style>
    <style:style style:name="gr17" style:family="graphic" style:parent-style-name="standard">
      <style:graphic-properties draw:fill="solid" draw:fill-color="#247ba0" draw:textarea-horizontal-align="justify" draw:textarea-vertical-align="middle" draw:auto-grow-height="false" fo:min-height="0.25cm" fo:min-width="0.49cm"/>
    </style:style>
    <style:style style:name="gr18" style:family="graphic" style:parent-style-name="objectwithoutfill">
      <style:graphic-properties draw:marker-end="Square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558cm"/>
    </style:style>
    <style:style style:name="P1" style:family="paragraph">
      <style:paragraph-properties fo:text-align="center"/>
    </style:style>
    <style:style style:name="P2" style:family="paragraph">
      <loext:graphic-properties draw:fill-color="#a7c6da"/>
      <style:paragraph-properties fo:text-align="center"/>
      <style:text-properties style:font-name="Liberation Mono1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6d6a0"/>
      <style:paragraph-properties fo:text-align="center"/>
      <style:text-properties style:font-name="Liberation Mono1" fo:font-size="20pt" style:font-size-asian="20pt" style:font-size-complex="20pt"/>
    </style:style>
    <style:style style:name="P5" style:family="paragraph">
      <loext:graphic-properties draw:fill-color="#ef476f"/>
      <style:paragraph-properties fo:text-align="center"/>
      <style:text-properties style:font-name="Liberation Mono1"/>
    </style:style>
    <style:style style:name="P6" style:family="paragraph">
      <loext:graphic-properties draw:fill="solid"/>
      <style:paragraph-properties fo:text-align="center"/>
      <style:text-properties style:font-name="Liberation Mono1"/>
    </style:style>
    <style:style style:name="P7" style:family="paragraph">
      <loext:graphic-properties draw:fill-color="#a7c6da"/>
      <style:paragraph-properties fo:text-align="center"/>
      <style:text-properties style:font-name="Liberation Mono1" fo:font-size="7pt" style:font-size-asian="7pt" style:font-size-complex="7pt"/>
    </style:style>
    <style:style style:name="P8" style:family="paragraph">
      <loext:graphic-properties draw:fill-color="#ffd166"/>
      <style:paragraph-properties fo:text-align="center"/>
      <style:text-properties style:font-name="Liberation Mono1"/>
    </style:style>
    <style:style style:name="P9" style:family="paragraph">
      <loext:graphic-properties draw:fill-color="#ffd166"/>
      <style:paragraph-properties fo:text-align="center"/>
      <style:text-properties style:font-name="Liberation Mono1" fo:font-size="7pt" style:font-size-asian="7pt" style:font-size-complex="7pt"/>
    </style:style>
    <style:style style:name="P10" style:family="paragraph">
      <loext:graphic-properties draw:fill="solid" draw:fill-color="#247ba0"/>
      <style:paragraph-properties fo:text-align="center"/>
      <style:text-properties fo:color="#ffffff" style:font-name="Liberation Mono1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Liberation Mono1"/>
    </style:style>
    <style:style style:name="T1" style:family="text">
      <style:text-properties style:font-name="Liberation Mono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1" fo:font-size="11pt" style:font-size-asian="11pt" style:font-size-complex="11pt"/>
    </style:style>
    <style:style style:name="T4" style:family="text">
      <style:text-properties style:font-name="Liberation Mono1" fo:font-size="16pt" style:font-size-asian="16pt" style:font-size-complex="16pt"/>
    </style:style>
    <style:style style:name="T5" style:family="text">
      <style:text-properties style:font-name="Liberation Mono1" fo:font-size="7pt" style:font-size-asian="7pt" style:font-size-complex="7pt"/>
    </style:style>
    <style:style style:name="T6" style:family="text">
      <style:text-properties fo:color="#ffffff" style:font-name="Liberation Mono1" fo:font-size="11pt" style:font-size-asian="11pt" style:font-size-complex="11pt"/>
    </style:style>
    <style:style style:name="T7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5cm" svg:height="2.8cm" svg:x="3.5cm" svg:y="2.35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3" draw:layer="measurelines" svg:x1="15cm" svg:y1="2.8cm" svg:x2="19.5cm" svg:y2="2.8cm">
          <text:p text:style-name="P3"><text:span text:style-name="T2">Chain End</text:span><text:span text:style-name="T2"><text:measure text:kind="gap"/></text:span></text:p>
        </draw:measure>
        <draw:custom-shape draw:style-name="gr3" draw:text-style-name="P4" xml:id="id16" draw:id="id16" draw:layer="layout" svg:width="0.99cm" svg:height="0.5cm" svg:x="7cm" svg:y="3.7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0.99cm" svg:height="0.5cm" svg:x="7cm" svg:y="4.2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5" draw:id="id25" draw:layer="layout" svg:width="0.99cm" svg:height="0.5cm" svg:x="7cm" svg:y="4.7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1" draw:id="id21" draw:layer="layout" svg:width="0.99cm" svg:height="0.5cm" svg:x="7cm" svg:y="5.2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2" draw:id="id22" draw:layer="layout" svg:width="0.99cm" svg:height="0.5cm" svg:x="7cm" svg:y="5.7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3" draw:id="id23" draw:layer="layout" svg:width="0.99cm" svg:height="0.5cm" svg:x="7cm" svg:y="6.2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8" draw:id="id18" draw:layer="layout" svg:width="0.99cm" svg:height="0.5cm" svg:x="7cm" svg:y="6.7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0" draw:id="id20" draw:layer="layout" svg:width="0.99cm" svg:height="0.5cm" svg:x="7cm" svg:y="7.2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1cm" draw:transform="rotate (1.5707963267949) translate (8.5cm 7.75cm)">
          <text:p text:style-name="P1"><text:span text:style-name="T4">Shift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cm" svg:y1="4cm" svg:x2="8.5cm" svg:y2="4cm">
          <text:p/>
        </draw:line>
        <draw:line draw:style-name="gr5" draw:text-style-name="P6" draw:layer="layout" svg:x1="8cm" svg:y1="4.5cm" svg:x2="8.5cm" svg:y2="4.5cm">
          <text:p/>
        </draw:line>
        <draw:line draw:style-name="gr5" draw:text-style-name="P6" draw:layer="layout" svg:x1="8cm" svg:y1="5cm" svg:x2="8.5cm" svg:y2="5cm">
          <text:p/>
        </draw:line>
        <draw:line draw:style-name="gr5" draw:text-style-name="P6" draw:layer="layout" svg:x1="8cm" svg:y1="5.5cm" svg:x2="8.5cm" svg:y2="5.5cm">
          <text:p/>
        </draw:line>
        <draw:line draw:style-name="gr5" draw:text-style-name="P6" draw:layer="layout" svg:x1="8cm" svg:y1="6cm" svg:x2="8.5cm" svg:y2="6cm">
          <text:p/>
        </draw:line>
        <draw:line draw:style-name="gr5" draw:text-style-name="P6" draw:layer="layout" svg:x1="8cm" svg:y1="6.5cm" svg:x2="8.5cm" svg:y2="6.5cm">
          <text:p/>
        </draw:line>
        <draw:line draw:style-name="gr5" draw:text-style-name="P6" draw:layer="layout" svg:x1="8cm" svg:y1="7cm" svg:x2="8.5cm" svg:y2="7cm">
          <text:p/>
        </draw:line>
        <draw:line draw:style-name="gr5" draw:text-style-name="P6" draw:layer="layout" svg:x1="8cm" svg:y1="7.5cm" svg:x2="8.5cm" svg:y2="7.5cm">
          <text:p/>
        </draw:line>
        <draw:measure draw:style-name="gr6" draw:text-style-name="P3" draw:layer="measurelines" svg:x1="7.001cm" svg:y1="2.8cm" svg:x2="9.5cm" svg:y2="2.8cm">
          <text:p text:style-name="P3"><text:span text:style-name="T2">Chain</text:span></text:p>
        </draw:measure>
        <draw:custom-shape draw:style-name="gr7" draw:text-style-name="P7" xml:id="id4" draw:id="id4" draw:layer="layout" svg:width="0.5cm" svg:height="0.3cm" svg:x="3.5cm" svg:y="2.35cm">
          <text:p text:style-name="P1"><text:span text:style-name="T5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" draw:id="id6" draw:layer="layout" svg:width="0.5cm" svg:height="0.3cm" svg:x="3.5cm" svg:y="2.85cm">
          <text:p text:style-name="P1"><text:span text:style-name="T5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8" draw:id="id8" draw:layer="layout" svg:width="0.5cm" svg:height="0.3cm" svg:x="3.5cm" svg:y="3.35cm">
          <text:p text:style-name="P1"><text:span text:style-name="T5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0" draw:id="id10" draw:layer="layout" svg:width="0.5cm" svg:height="0.3cm" svg:x="3.5cm" svg:y="3.85cm">
          <text:p text:style-name="P1"><text:span text:style-name="T5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2" draw:id="id12" draw:layer="layout" svg:width="0.5cm" svg:height="0.3cm" svg:x="3.5cm" svg:y="4.35cm">
          <text:p text:style-name="P1"><text:span text:style-name="T5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4" draw:id="id14" draw:layer="layout" svg:width="0.5cm" svg:height="0.3cm" svg:x="3.5cm" svg:y="4.85cm">
          <text:p text:style-name="P1"><text:span text:style-name="T5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5" draw:id="id15" draw:layer="layout" svg:width="0.6cm" svg:height="0.3cm" svg:x="4.95cm" svg:y="2.35cm">
          <text:p text:style-name="P1"><text:span text:style-name="T5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" draw:id="id1" draw:layer="layout" svg:width="0.6cm" svg:height="0.3cm" svg:x="4.95cm" svg:y="2.85cm">
          <text:p text:style-name="P1"><text:span text:style-name="T5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24" draw:id="id24" draw:layer="layout" svg:width="0.6cm" svg:height="0.3cm" svg:x="4.95cm" svg:y="3.35cm">
          <text:p text:style-name="P1"><text:span text:style-name="T5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s" draw:line-skew="-0.251cm" svg:x1="5.55cm" svg:y1="3cm" svg:x2="7cm" svg:y2="4.5cm" draw:start-shape="id1" draw:start-glue-point="1" draw:end-shape="id2" draw:end-glue-point="3" svg:d="M5550 3000h250l699 1500h501" svg:viewBox="0 0 1451 1501">
          <text:p/>
        </draw:connector>
        <draw:line draw:style-name="gr9" draw:text-style-name="P6" xml:id="id3" draw:id="id3" draw:layer="layout" svg:x1="1.5cm" svg:y1="4cm" svg:x2="2.008cm" svg:y2="4cm">
          <text:p/>
        </draw:line>
        <draw:line draw:style-name="gr9" draw:text-style-name="P6" xml:id="id5" draw:id="id5" draw:layer="layout" svg:x1="1.501cm" svg:y1="4.5cm" svg:x2="2.009cm" svg:y2="4.5cm">
          <text:p/>
        </draw:line>
        <draw:line draw:style-name="gr9" draw:text-style-name="P6" xml:id="id7" draw:id="id7" draw:layer="layout" svg:x1="1.501cm" svg:y1="5cm" svg:x2="2.009cm" svg:y2="5cm">
          <text:p/>
        </draw:line>
        <draw:line draw:style-name="gr9" draw:text-style-name="P6" xml:id="id9" draw:id="id9" draw:layer="layout" svg:x1="1.501cm" svg:y1="5.5cm" svg:x2="2.009cm" svg:y2="5.5cm">
          <text:p/>
        </draw:line>
        <draw:line draw:style-name="gr9" draw:text-style-name="P6" xml:id="id11" draw:id="id11" draw:layer="layout" svg:x1="1.501cm" svg:y1="6cm" svg:x2="2.009cm" svg:y2="6cm">
          <text:p/>
        </draw:line>
        <draw:line draw:style-name="gr9" draw:text-style-name="P6" xml:id="id13" draw:id="id13" draw:layer="layout" svg:x1="1.501cm" svg:y1="6.5cm" svg:x2="2.009cm" svg:y2="6.5cm">
          <text:p/>
        </draw:line>
        <draw:line draw:style-name="gr9" draw:text-style-name="P6" xml:id="id17" draw:id="id17" draw:layer="layout" svg:x1="1.502cm" svg:y1="7cm" svg:x2="2.01cm" svg:y2="7cm">
          <text:p/>
        </draw:line>
        <draw:line draw:style-name="gr9" draw:text-style-name="P6" xml:id="id19" draw:id="id19" draw:layer="layout" svg:x1="1.502cm" svg:y1="7.5cm" svg:x2="2.01cm" svg:y2="7.5cm">
          <text:p/>
        </draw:line>
        <draw:connector draw:style-name="gr5" draw:text-style-name="P6" draw:layer="layout" draw:type="lines" draw:line-skew="-0.509cm" svg:x1="2.008cm" svg:y1="4cm" svg:x2="3.5cm" svg:y2="2.5cm" draw:start-shape="id3" draw:start-glue-point="1" draw:end-shape="id4" draw:end-glue-point="3" svg:d="M2008 4000h-8l999-1500h501" svg:viewBox="0 0 1501 1501">
          <text:p/>
        </draw:connector>
        <draw:connector draw:style-name="gr5" draw:text-style-name="P6" draw:layer="layout" draw:type="lines" draw:line-skew="-0.509cm" svg:x1="2.009cm" svg:y1="4.5cm" svg:x2="3.5cm" svg:y2="3cm" draw:start-shape="id5" draw:start-glue-point="1" draw:end-shape="id6" draw:end-glue-point="3" svg:d="M2009 4500h-8l998-1500h501" svg:viewBox="0 0 1500 1501">
          <text:p/>
        </draw:connector>
        <draw:connector draw:style-name="gr5" draw:text-style-name="P6" draw:layer="layout" draw:type="lines" draw:line-skew="-0.509cm" svg:x1="2.009cm" svg:y1="5cm" svg:x2="3.5cm" svg:y2="3.5cm" draw:start-shape="id7" draw:start-glue-point="1" draw:end-shape="id8" draw:end-glue-point="3" svg:d="M2009 5000h-8l998-1500h501" svg:viewBox="0 0 1500 1501">
          <text:p/>
        </draw:connector>
        <draw:connector draw:style-name="gr5" draw:text-style-name="P6" draw:layer="layout" draw:type="lines" draw:line-skew="-0.409cm" svg:x1="2.009cm" svg:y1="5.5cm" svg:x2="3.5cm" svg:y2="4cm" draw:start-shape="id9" draw:start-glue-point="1" draw:end-shape="id10" draw:end-glue-point="3" svg:d="M2009 5500h92l898-1500h501" svg:viewBox="0 0 1492 1501">
          <text:p/>
        </draw:connector>
        <draw:connector draw:style-name="gr5" draw:text-style-name="P6" draw:layer="layout" draw:type="lines" draw:line-skew="-0.41cm" svg:x1="2.009cm" svg:y1="6cm" svg:x2="3.5cm" svg:y2="4.5cm" draw:start-shape="id11" draw:start-glue-point="1" draw:end-shape="id12" draw:end-glue-point="3" svg:d="M2009 6000h91l899-1500h501" svg:viewBox="0 0 1492 1501">
          <text:p/>
        </draw:connector>
        <draw:connector draw:style-name="gr5" draw:text-style-name="P6" draw:layer="layout" draw:type="lines" draw:line-skew="-0.41cm" svg:x1="2.009cm" svg:y1="6.5cm" svg:x2="3.5cm" svg:y2="5cm" draw:start-shape="id13" draw:start-glue-point="1" draw:end-shape="id14" draw:end-glue-point="3" svg:d="M2009 6500h91l899-1500h501" svg:viewBox="0 0 1492 1501">
          <text:p/>
        </draw:connector>
        <draw:connector draw:style-name="gr5" draw:text-style-name="P6" draw:layer="layout" draw:type="lines" draw:line-skew="-0.251cm" svg:x1="5.55cm" svg:y1="2.5cm" svg:x2="7cm" svg:y2="4cm" draw:start-shape="id15" draw:start-glue-point="1" draw:end-shape="id16" draw:end-glue-point="3" svg:d="M5550 2500h250l699 1500h501" svg:viewBox="0 0 1451 1501">
          <text:p/>
        </draw:connector>
        <draw:connector draw:style-name="gr5" draw:text-style-name="P6" draw:layer="layout" draw:type="lines" svg:x1="2.01cm" svg:y1="7cm" svg:x2="7cm" svg:y2="7cm" draw:start-shape="id17" draw:start-glue-point="1" draw:end-shape="id18" draw:end-glue-point="3" svg:d="M2010 7000h501 3988 501" svg:viewBox="0 0 4991 1">
          <text:p/>
        </draw:connector>
        <draw:connector draw:style-name="gr5" draw:text-style-name="P6" draw:layer="layout" draw:type="lines" svg:x1="2.01cm" svg:y1="7.5cm" svg:x2="7cm" svg:y2="7.5cm" draw:start-shape="id19" draw:start-glue-point="1" draw:end-shape="id20" draw:end-glue-point="3" svg:d="M2010 7500h501 3988 501" svg:viewBox="0 0 4991 1">
          <text:p/>
        </draw:connector>
        <draw:connector draw:style-name="gr10" draw:text-style-name="P6" draw:layer="layout" draw:type="lines" draw:line-skew="-0.509cm" svg:x1="2.009cm" svg:y1="5.5cm" svg:x2="7cm" svg:y2="5.5cm" draw:start-shape="id9" draw:start-glue-point="1" draw:end-shape="id21" draw:end-glue-point="3" svg:d="M2009 5500h-8 4498 501" svg:viewBox="0 0 5000 1">
          <text:p/>
        </draw:connector>
        <draw:connector draw:style-name="gr10" draw:text-style-name="P6" draw:layer="layout" draw:type="lines" svg:x1="2.009cm" svg:y1="6cm" svg:x2="7cm" svg:y2="6cm" draw:start-shape="id11" draw:start-glue-point="1" draw:end-shape="id22" draw:end-glue-point="3" svg:d="M2009 6000h501 3989 501" svg:viewBox="0 0 4992 1">
          <text:p/>
        </draw:connector>
        <draw:connector draw:style-name="gr10" draw:text-style-name="P6" draw:layer="layout" draw:type="lines" svg:x1="2.009cm" svg:y1="6.5cm" svg:x2="7cm" svg:y2="6.5cm" draw:start-shape="id13" draw:start-glue-point="1" draw:end-shape="id23" draw:end-glue-point="3" svg:d="M2009 6500h501 3989 501" svg:viewBox="0 0 4992 1">
          <text:p/>
        </draw:connector>
        <draw:measure draw:style-name="gr11" draw:text-style-name="P3" draw:layer="layout" svg:x1="1.5cm" svg:y1="2.8cm" svg:x2="7cm" svg:y2="2.8cm">
          <text:p text:style-name="P3"><text:span text:style-name="T2">A Section</text:span></text:p>
        </draw:measure>
        <draw:connector draw:style-name="gr5" draw:text-style-name="P6" draw:layer="layout" draw:type="lines" draw:line-skew="-0.251cm" svg:x1="5.55cm" svg:y1="3.5cm" svg:x2="7cm" svg:y2="5cm" draw:start-shape="id24" draw:start-glue-point="1" draw:end-shape="id25" draw:end-glue-point="3" svg:d="M5550 3500h250l699 1500h501" svg:viewBox="0 0 1451 1501">
          <text:p/>
        </draw:connector>
        <draw:measure draw:style-name="gr12" draw:text-style-name="P3" draw:layer="layout" svg:x1="9.5cm" svg:y1="2.8cm" svg:x2="15cm" svg:y2="2.8cm">
          <text:p text:style-name="P3"><text:span text:style-name="T2">B Section</text:span></text:p>
        </draw:measure>
        <draw:custom-shape draw:style-name="gr13" draw:text-style-name="P8" draw:layer="layout" svg:width="2.05cm" svg:height="2cm" svg:x="11.5cm" svg:y="2.35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27" draw:id="id27" draw:layer="layout" svg:width="0.5cm" svg:height="0.332cm" svg:x="11.5cm" svg:y="2.35cm">
          <text:p text:style-name="P1"><text:span text:style-name="T5">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9" draw:id="id29" draw:layer="layout" svg:width="0.5cm" svg:height="0.332cm" svg:x="11.5cm" svg:y="2.904cm">
          <text:p text:style-name="P1"><text:span text:style-name="T5">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31" draw:id="id31" draw:layer="layout" svg:width="0.5cm" svg:height="0.332cm" svg:x="11.5cm" svg:y="3.457cm">
          <text:p text:style-name="P1"><text:span text:style-name="T5">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33" draw:id="id33" draw:layer="layout" svg:width="0.5cm" svg:height="0.332cm" svg:x="11.5cm" svg:y="4.011cm">
          <text:p text:style-name="P1"><text:span text:style-name="T5">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34" draw:id="id34" draw:layer="layout" svg:width="0.61cm" svg:height="0.332cm" svg:x="12.94cm" svg:y="2.35cm">
          <text:p text:style-name="P1"><text:span text:style-name="T5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6" xml:id="id26" draw:id="id26" draw:layer="layout" svg:x1="9.501cm" svg:y1="4cm" svg:x2="9.999cm" svg:y2="4cm">
          <text:p/>
        </draw:line>
        <draw:line draw:style-name="gr16" draw:text-style-name="P6" xml:id="id28" draw:id="id28" draw:layer="layout" svg:x1="9.501cm" svg:y1="4.501cm" svg:x2="9.999cm" svg:y2="4.501cm">
          <text:p/>
        </draw:line>
        <draw:line draw:style-name="gr16" draw:text-style-name="P6" xml:id="id30" draw:id="id30" draw:layer="layout" svg:x1="9.501cm" svg:y1="5.003cm" svg:x2="9.999cm" svg:y2="5.003cm">
          <text:p/>
        </draw:line>
        <draw:line draw:style-name="gr16" draw:text-style-name="P6" xml:id="id32" draw:id="id32" draw:layer="layout" svg:x1="9.501cm" svg:y1="5.504cm" svg:x2="9.999cm" svg:y2="5.504cm">
          <text:p/>
        </draw:line>
        <draw:line draw:style-name="gr16" draw:text-style-name="P6" xml:id="id45" draw:id="id45" draw:layer="layout" svg:x1="9.502cm" svg:y1="6.006cm" svg:x2="10cm" svg:y2="6.006cm">
          <text:p/>
        </draw:line>
        <draw:line draw:style-name="gr16" draw:text-style-name="P6" xml:id="id39" draw:id="id39" draw:layer="layout" svg:x1="9.502cm" svg:y1="6.507cm" svg:x2="10cm" svg:y2="6.507cm">
          <text:p/>
        </draw:line>
        <draw:line draw:style-name="gr16" draw:text-style-name="P6" xml:id="id41" draw:id="id41" draw:layer="layout" svg:x1="9.502cm" svg:y1="7.009cm" svg:x2="10cm" svg:y2="7.009cm">
          <text:p/>
        </draw:line>
        <draw:line draw:style-name="gr16" draw:text-style-name="P6" xml:id="id43" draw:id="id43" draw:layer="layout" svg:x1="9.503cm" svg:y1="7.51cm" svg:x2="10.001cm" svg:y2="7.51cm">
          <text:p/>
        </draw:line>
        <draw:connector draw:style-name="gr5" draw:text-style-name="P6" draw:layer="layout" draw:type="lines" draw:line-skew="-0.4cm" svg:x1="9.999cm" svg:y1="4cm" svg:x2="11.5cm" svg:y2="2.516cm" draw:start-shape="id26" draw:start-glue-point="1" draw:end-shape="id27" draw:end-glue-point="3" svg:d="M9999 4000h101l899-1484h501" svg:viewBox="0 0 1502 1485">
          <text:p/>
        </draw:connector>
        <draw:connector draw:style-name="gr5" draw:text-style-name="P6" draw:layer="layout" draw:type="lines" draw:line-skew="-0.401cm" svg:x1="9.999cm" svg:y1="4.501cm" svg:x2="11.5cm" svg:y2="3.07cm" draw:start-shape="id28" draw:start-glue-point="1" draw:end-shape="id29" draw:end-glue-point="3" svg:d="M9999 4501h100l900-1431h501" svg:viewBox="0 0 1502 1432">
          <text:p/>
        </draw:connector>
        <draw:connector draw:style-name="gr5" draw:text-style-name="P6" draw:layer="layout" draw:type="lines" draw:line-skew="-0.401cm" svg:x1="9.999cm" svg:y1="5.003cm" svg:x2="11.5cm" svg:y2="3.623cm" draw:start-shape="id30" draw:start-glue-point="1" draw:end-shape="id31" draw:end-glue-point="3" svg:d="M9999 5003h100l900-1380h501" svg:viewBox="0 0 1502 1381">
          <text:p/>
        </draw:connector>
        <draw:connector draw:style-name="gr5" draw:text-style-name="P6" draw:layer="layout" draw:type="lines" draw:line-skew="-0.401cm" svg:x1="9.999cm" svg:y1="5.504cm" svg:x2="11.5cm" svg:y2="4.177cm" draw:start-shape="id32" draw:start-glue-point="1" draw:end-shape="id33" draw:end-glue-point="3" svg:d="M9999 5504h100l900-1327h501" svg:viewBox="0 0 1502 1328">
          <text:p/>
        </draw:connector>
        <draw:custom-shape draw:style-name="gr3" draw:text-style-name="P4" xml:id="id35" draw:id="id35" draw:layer="layout" svg:width="0.99cm" svg:height="0.5cm" svg:x="15cm" svg:y="3.7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6" draw:id="id36" draw:layer="layout" svg:width="0.99cm" svg:height="0.5cm" svg:x="15cm" svg:y="4.2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8" draw:id="id38" draw:layer="layout" svg:width="0.99cm" svg:height="0.5cm" svg:x="15cm" svg:y="4.7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7" draw:id="id37" draw:layer="layout" svg:width="0.99cm" svg:height="0.5cm" svg:x="15cm" svg:y="5.2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1" draw:id="id51" draw:layer="layout" svg:width="0.99cm" svg:height="0.5cm" svg:x="15cm" svg:y="5.7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0" draw:id="id40" draw:layer="layout" svg:width="0.99cm" svg:height="0.5cm" svg:x="15cm" svg:y="6.2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2" draw:id="id42" draw:layer="layout" svg:width="0.99cm" svg:height="0.5cm" svg:x="15cm" svg:y="6.7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4" draw:id="id44" draw:layer="layout" svg:width="0.99cm" svg:height="0.5cm" svg:x="15cm" svg:y="7.25cm">
          <text:p text:style-name="P1"><text:span text:style-name="T3">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1cm" draw:transform="rotate (1.5707963267949) translate (18cm 7.75cm)">
          <text:p text:style-name="P1"><text:span text:style-name="T4">Shift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6cm" svg:y1="4cm" svg:x2="16.5cm" svg:y2="4cm">
          <text:p/>
        </draw:line>
        <draw:line draw:style-name="gr5" draw:text-style-name="P6" draw:layer="layout" svg:x1="16cm" svg:y1="4.5cm" svg:x2="16.5cm" svg:y2="4.5cm">
          <text:p/>
        </draw:line>
        <draw:line draw:style-name="gr5" draw:text-style-name="P6" draw:layer="layout" svg:x1="16cm" svg:y1="5cm" svg:x2="16.5cm" svg:y2="5cm">
          <text:p/>
        </draw:line>
        <draw:line draw:style-name="gr5" draw:text-style-name="P6" draw:layer="layout" svg:x1="16cm" svg:y1="5.5cm" svg:x2="16.5cm" svg:y2="5.5cm">
          <text:p/>
        </draw:line>
        <draw:line draw:style-name="gr5" draw:text-style-name="P6" draw:layer="layout" svg:x1="16cm" svg:y1="6cm" svg:x2="16.5cm" svg:y2="6cm">
          <text:p/>
        </draw:line>
        <draw:line draw:style-name="gr5" draw:text-style-name="P6" draw:layer="layout" svg:x1="16cm" svg:y1="6.5cm" svg:x2="16.5cm" svg:y2="6.5cm">
          <text:p/>
        </draw:line>
        <draw:line draw:style-name="gr5" draw:text-style-name="P6" draw:layer="layout" svg:x1="16cm" svg:y1="7cm" svg:x2="16.5cm" svg:y2="7cm">
          <text:p/>
        </draw:line>
        <draw:line draw:style-name="gr5" draw:text-style-name="P6" draw:layer="layout" svg:x1="16cm" svg:y1="7.5cm" svg:x2="16.5cm" svg:y2="7.5cm">
          <text:p/>
        </draw:line>
        <draw:connector draw:style-name="gr5" draw:text-style-name="P6" draw:layer="layout" draw:type="lines" draw:line-skew="-0.251cm" svg:x1="13.55cm" svg:y1="2.516cm" svg:x2="15cm" svg:y2="4cm" draw:start-shape="id34" draw:start-glue-point="1" draw:end-shape="id35" draw:end-glue-point="3" svg:d="M13550 2516h250l699 1484h501" svg:viewBox="0 0 1451 1485">
          <text:p/>
        </draw:connector>
        <draw:connector draw:style-name="gr10" draw:text-style-name="P6" draw:layer="layout" draw:type="lines" svg:x1="9.999cm" svg:y1="4.501cm" svg:x2="15cm" svg:y2="4.5cm" draw:start-shape="id28" draw:start-glue-point="1" draw:end-shape="id36" draw:end-glue-point="3" svg:d="M9999 4501h501l3999-1h501" svg:viewBox="0 0 5002 2">
          <text:p/>
        </draw:connector>
        <draw:connector draw:style-name="gr10" draw:text-style-name="P6" draw:layer="layout" draw:type="lines" svg:x1="10cm" svg:y1="5.501cm" svg:x2="15cm" svg:y2="5.5cm" draw:end-shape="id37" draw:end-glue-point="3" svg:d="M10000 5501l4499-1h501" svg:viewBox="0 0 5001 2">
          <text:p/>
        </draw:connector>
        <draw:connector draw:style-name="gr10" draw:text-style-name="P6" draw:layer="layout" draw:type="lines" svg:x1="10cm" svg:y1="5.001cm" svg:x2="15cm" svg:y2="5cm" draw:end-shape="id38" draw:end-glue-point="3" svg:d="M10000 5001l4499-1h501" svg:viewBox="0 0 5001 2">
          <text:p/>
        </draw:connector>
        <draw:custom-shape draw:style-name="gr17" draw:text-style-name="P10" draw:layer="layout" svg:width="0.99cm" svg:height="0.5cm" svg:x="16.5cm" svg:y="3.75cm">
          <text:p text:style-name="P1"><text:span text:style-name="T6">In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99cm" svg:height="0.5cm" svg:x="16.5cm" svg:y="4.25cm">
          <text:p text:style-name="P1"><text:span text:style-name="T6">In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99cm" svg:height="0.5cm" svg:x="16.5cm" svg:y="4.75cm">
          <text:p text:style-name="P1"><text:span text:style-name="T6">In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99cm" svg:height="0.5cm" svg:x="16.5cm" svg:y="5.25cm">
          <text:p text:style-name="P1"><text:span text:style-name="T6">In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99cm" svg:height="0.5cm" svg:x="16.5cm" svg:y="5.75cm">
          <text:p text:style-name="P1"><text:span text:style-name="T6">In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99cm" svg:height="0.5cm" svg:x="16.5cm" svg:y="6.25cm">
          <text:p text:style-name="P1"><text:span text:style-name="T6">In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99cm" svg:height="0.5cm" svg:x="16.5cm" svg:y="6.75cm">
          <text:p text:style-name="P1"><text:span text:style-name="T6">In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0.99cm" svg:height="0.5cm" svg:x="16.5cm" svg:y="7.25cm">
          <text:p text:style-name="P1"><text:span text:style-name="T6">In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7.5cm" svg:y1="4cm" svg:x2="18cm" svg:y2="4cm">
          <text:p/>
        </draw:line>
        <draw:line draw:style-name="gr5" draw:text-style-name="P6" draw:layer="layout" svg:x1="17.5cm" svg:y1="4.5cm" svg:x2="18cm" svg:y2="4.5cm">
          <text:p/>
        </draw:line>
        <draw:line draw:style-name="gr5" draw:text-style-name="P6" draw:layer="layout" svg:x1="17.5cm" svg:y1="5cm" svg:x2="18cm" svg:y2="5cm">
          <text:p/>
        </draw:line>
        <draw:line draw:style-name="gr5" draw:text-style-name="P6" draw:layer="layout" svg:x1="17.5cm" svg:y1="5.5cm" svg:x2="18cm" svg:y2="5.5cm">
          <text:p/>
        </draw:line>
        <draw:line draw:style-name="gr5" draw:text-style-name="P6" draw:layer="layout" svg:x1="17.5cm" svg:y1="6cm" svg:x2="18cm" svg:y2="6cm">
          <text:p/>
        </draw:line>
        <draw:line draw:style-name="gr5" draw:text-style-name="P6" draw:layer="layout" svg:x1="17.5cm" svg:y1="6.5cm" svg:x2="18cm" svg:y2="6.5cm">
          <text:p/>
        </draw:line>
        <draw:line draw:style-name="gr5" draw:text-style-name="P6" draw:layer="layout" svg:x1="17.5cm" svg:y1="7cm" svg:x2="18cm" svg:y2="7cm">
          <text:p/>
        </draw:line>
        <draw:line draw:style-name="gr5" draw:text-style-name="P6" draw:layer="layout" svg:x1="17.5cm" svg:y1="7.5cm" svg:x2="18cm" svg:y2="7.5cm">
          <text:p/>
        </draw:line>
        <draw:line draw:style-name="gr18" draw:text-style-name="P6" draw:layer="layout" svg:x1="19cm" svg:y1="4cm" svg:x2="19.5cm" svg:y2="4cm">
          <text:p/>
        </draw:line>
        <draw:line draw:style-name="gr18" draw:text-style-name="P6" draw:layer="layout" svg:x1="19cm" svg:y1="4.5cm" svg:x2="19.5cm" svg:y2="4.5cm">
          <text:p/>
        </draw:line>
        <draw:line draw:style-name="gr18" draw:text-style-name="P6" draw:layer="layout" svg:x1="19cm" svg:y1="5cm" svg:x2="19.5cm" svg:y2="5cm">
          <text:p/>
        </draw:line>
        <draw:line draw:style-name="gr18" draw:text-style-name="P6" draw:layer="layout" svg:x1="19cm" svg:y1="5.5cm" svg:x2="19.5cm" svg:y2="5.5cm">
          <text:p/>
        </draw:line>
        <draw:line draw:style-name="gr18" draw:text-style-name="P6" draw:layer="layout" svg:x1="19cm" svg:y1="6cm" svg:x2="19.5cm" svg:y2="6cm">
          <text:p/>
        </draw:line>
        <draw:line draw:style-name="gr18" draw:text-style-name="P6" draw:layer="layout" svg:x1="19cm" svg:y1="6.5cm" svg:x2="19.5cm" svg:y2="6.5cm">
          <text:p/>
        </draw:line>
        <draw:line draw:style-name="gr18" draw:text-style-name="P6" draw:layer="layout" svg:x1="19cm" svg:y1="7cm" svg:x2="19.5cm" svg:y2="7cm">
          <text:p/>
        </draw:line>
        <draw:line draw:style-name="gr18" draw:text-style-name="P6" draw:layer="layout" svg:x1="19cm" svg:y1="7.5cm" svg:x2="19.5cm" svg:y2="7.5cm">
          <text:p/>
        </draw:line>
        <draw:custom-shape draw:style-name="gr13" draw:text-style-name="P8" draw:layer="layout" svg:width="2.05cm" svg:height="2cm" svg:x="11.5cm" svg:y="7.65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46" draw:id="id46" draw:layer="layout" svg:width="0.5cm" svg:height="0.332cm" svg:x="11.5cm" svg:y="7.65cm">
          <text:p text:style-name="P1"><text:span text:style-name="T5">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47" draw:id="id47" draw:layer="layout" svg:width="0.5cm" svg:height="0.332cm" svg:x="11.5cm" svg:y="8.204cm">
          <text:p text:style-name="P1"><text:span text:style-name="T5">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48" draw:id="id48" draw:layer="layout" svg:width="0.5cm" svg:height="0.332cm" svg:x="11.5cm" svg:y="8.757cm">
          <text:p text:style-name="P1"><text:span text:style-name="T5">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49" draw:id="id49" draw:layer="layout" svg:width="0.5cm" svg:height="0.332cm" svg:x="11.5cm" svg:y="9.311cm">
          <text:p text:style-name="P1"><text:span text:style-name="T5">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50" draw:id="id50" draw:layer="layout" svg:width="0.61cm" svg:height="0.332cm" svg:x="12.94cm" svg:y="7.65cm">
          <text:p text:style-name="P1"><text:span text:style-name="T5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s" svg:x1="10cm" svg:y1="6.507cm" svg:x2="15cm" svg:y2="6.5cm" draw:start-shape="id39" draw:start-glue-point="1" draw:end-shape="id40" draw:end-glue-point="3" svg:d="M10000 6507h501l3998-7h501" svg:viewBox="0 0 5001 8">
          <text:p/>
        </draw:connector>
        <draw:connector draw:style-name="gr10" draw:text-style-name="P6" draw:layer="layout" draw:type="lines" svg:x1="10cm" svg:y1="7.009cm" svg:x2="15cm" svg:y2="7cm" draw:start-shape="id41" draw:start-glue-point="1" draw:end-shape="id42" draw:end-glue-point="3" svg:d="M10000 7009h501l3998-9h501" svg:viewBox="0 0 5001 10">
          <text:p/>
        </draw:connector>
        <draw:connector draw:style-name="gr10" draw:text-style-name="P6" draw:layer="layout" draw:type="lines" svg:x1="10.001cm" svg:y1="7.51cm" svg:x2="15cm" svg:y2="7.5cm" draw:start-shape="id43" draw:start-glue-point="1" draw:end-shape="id44" draw:end-glue-point="3" svg:d="M10001 7510h501l3997-10h501" svg:viewBox="0 0 5000 11">
          <text:p/>
        </draw:connector>
        <draw:connector draw:style-name="gr5" draw:text-style-name="P6" draw:layer="layout" draw:type="lines" draw:line-skew="-0.401cm" svg:x1="10cm" svg:y1="6.006cm" svg:x2="11.5cm" svg:y2="7.816cm" draw:start-shape="id45" draw:start-glue-point="1" draw:end-shape="id46" draw:end-glue-point="3" svg:d="M10000 6006h100l899 1810h501" svg:viewBox="0 0 1501 1811">
          <text:p/>
        </draw:connector>
        <draw:connector draw:style-name="gr5" draw:text-style-name="P6" draw:layer="layout" draw:type="lines" draw:line-skew="-0.401cm" svg:x1="10cm" svg:y1="6.507cm" svg:x2="11.5cm" svg:y2="8.37cm" draw:start-shape="id39" draw:start-glue-point="1" draw:end-shape="id47" draw:end-glue-point="3" svg:d="M10000 6507h100l899 1863h501" svg:viewBox="0 0 1501 1864">
          <text:p/>
        </draw:connector>
        <draw:connector draw:style-name="gr5" draw:text-style-name="P6" draw:layer="layout" draw:type="lines" draw:line-skew="-0.402cm" svg:x1="10cm" svg:y1="7.009cm" svg:x2="11.5cm" svg:y2="8.923cm" draw:start-shape="id41" draw:start-glue-point="1" draw:end-shape="id48" draw:end-glue-point="3" svg:d="M10000 7009h99l900 1914h501" svg:viewBox="0 0 1501 1915">
          <text:p/>
        </draw:connector>
        <draw:connector draw:style-name="gr5" draw:text-style-name="P6" draw:layer="layout" draw:type="lines" draw:line-skew="-0.402cm" svg:x1="10.001cm" svg:y1="7.51cm" svg:x2="11.5cm" svg:y2="9.477cm" draw:start-shape="id43" draw:start-glue-point="1" draw:end-shape="id49" draw:end-glue-point="3" svg:d="M10001 7510h99l899 1967h501" svg:viewBox="0 0 1500 1968">
          <text:p/>
        </draw:connector>
        <draw:connector draw:style-name="gr5" draw:text-style-name="P6" draw:layer="layout" draw:type="lines" draw:line-skew="-0.251cm" svg:x1="13.55cm" svg:y1="7.816cm" svg:x2="15cm" svg:y2="6cm" draw:start-shape="id50" draw:start-glue-point="1" draw:end-shape="id51" draw:end-glue-point="3" svg:d="M13550 7816h250l699-1816h501" svg:viewBox="0 0 1451 1817">
          <text:p/>
        </draw:connector>
        <draw:frame draw:style-name="gr19" draw:text-style-name="P11" draw:layer="layout" svg:width="4.058cm" svg:height="1.207cm" svg:x="14.95cm" svg:y="7.95cm">
          <draw:text-box>
            <text:p><text:span text:style-name="T7">Inv = Invertor</text:span></text:p>
            <text:p><text:span text:style-name="T7">FF = Flip-Fl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000000" draw:marker-start="Symmetric_20_Arrow" draw:marker-start-width="0.2cm" draw:marker-end="Symmetric_20_Arrow" draw:marker-end-width="0.2cm" text:animation-delay="P0D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ries Kennes</meta:initial-creator>
    <meta:creation-date>2019-05-25T17:34:15.329950052</meta:creation-date>
    <dc:date>2019-05-25T20:54:10.418926810</dc:date>
    <dc:creator>Dries Kennes</dc:creator>
    <meta:editing-duration>PT34M18S</meta:editing-duration>
    <meta:editing-cycles>45</meta:editing-cycles>
    <meta:generator>LibreOffice/6.2.4.2.0$Linux_X86_64 LibreOffice_project/20$Build-2</meta:generator>
    <meta:document-statistic meta:object-count="131"/>
  </office:meta>
</office:document-meta>
</file>